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style:font-style-asian="normal" style:font-style-complex="normal"/>
    </style:style>
    <style:style style:name="P2" style:family="paragraph" style:parent-style-name="Text_20_body" style:list-style-name="L1">
      <style:text-properties fo:font-variant="normal" fo:text-transform="none" fo:color="#000000" style:font-name="Ubuntu" fo:font-size="14pt" fo:letter-spacing="normal" fo:font-style="normal" style:text-underline-style="none" fo:font-weight="normal" style:font-style-asian="normal" style:font-style-complex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fo:color="#000000" style:font-name="Ubuntu" fo:font-size="14pt" fo:letter-spacing="normal" fo:font-style="normal" style:text-underline-style="solid" style:text-underline-width="auto" style:text-underline-color="font-color" fo:font-weight="normal" officeooo:rsid="00027715" officeooo:paragraph-rsid="0002771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000000" style:font-name="Ubuntu" fo:font-size="14pt" fo:letter-spacing="normal" fo:font-style="normal" style:text-underline-style="none" fo:font-weight="normal" style:font-style-asian="normal" style:font-style-complex="normal"/>
    </style:style>
    <style:style style:name="P5" style:family="paragraph" style:parent-style-name="Text_20_body">
      <style:paragraph-properties fo:margin-top="0in" fo:margin-bottom="0in" style:contextual-spacing="false" fo:text-align="center" style:justify-single-word="false"/>
      <style:text-properties fo:font-variant="normal" fo:text-transform="none" fo:color="#000000" style:font-name="Ubuntu" fo:font-size="18pt" fo:letter-spacing="normal" fo:font-style="normal" style:text-underline-style="none" fo:font-weight="bold" officeooo:rsid="00027715" officeooo:paragraph-rsid="00027715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cc5e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SKER</text:p>
      <text:p text:style-name="P3">2<text:span text:style-name="T1">nd</text:span> May, 2015</text:p>
      <text:list xml:id="list296688822323026047" text:style-name="L1">
        <text:list-item>
          <text:list>
            <text:list-item>
              <text:p text:style-name="P4">Github <text:span text:style-name="T3">Settings</text:span></text:p>
            </text:list-item>
            <text:list-item>
              <text:p text:style-name="P4">Creating Database</text:p>
            </text:list-item>
            <text:list-item>
              <text:p text:style-name="P4">Creating Basic File Structures and function calling</text:p>
            </text:list-item>
            <text:list-item>
              <text:p text:style-name="P4">Listing All the necessary Features</text:p>
            </text:list-item>
            <text:list-item>
              <text:p text:style-name="P2">Building Feature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mel </meta:initial-creator>
    <meta:creation-date>2015-05-02T17:04:58.568541876</meta:creation-date>
    <meta:generator>LibreOffice/4.2.8.2$Linux_x86 LibreOffice_project/420m0$Build-2</meta:generator>
    <dc:date>2015-05-02T17:08:37.875663692</dc:date>
    <dc:creator>himel </dc:creator>
    <meta:editing-duration>PT51S</meta:editing-duration>
    <meta:editing-cycles>3</meta:editing-cycles>
    <meta:document-statistic meta:table-count="0" meta:image-count="0" meta:object-count="0" meta:page-count="1" meta:paragraph-count="7" meta:word-count="27" meta:character-count="163" meta:non-whitespace-character-count="148"/>
  </office:meta>
</office:document-meta>
</file>